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cdf1" officeooo:paragraph-rsid="0010cdf1" style:font-size-asian="14pt" style:font-size-complex="14pt"/>
    </style:style>
    <style:style style:name="P2" style:family="paragraph" style:parent-style-name="Standard">
      <style:text-properties fo:font-size="16pt" officeooo:rsid="000b2beb" officeooo:paragraph-rsid="000b2beb" style:font-size-asian="16pt" style:font-size-complex="16pt"/>
    </style:style>
    <style:style style:name="P3" style:family="paragraph" style:parent-style-name="Standard">
      <style:text-properties fo:font-size="16pt" officeooo:rsid="0010cdf1" officeooo:paragraph-rsid="0010cdf1" style:font-size-asian="16pt" style:font-size-complex="16pt"/>
    </style:style>
    <style:style style:name="T1" style:family="text">
      <style:text-properties officeooo:rsid="000c938f"/>
    </style:style>
    <style:style style:name="T2" style:family="text">
      <style:text-properties officeooo:rsid="000e3698"/>
    </style:style>
    <style:style style:name="T3" style:family="text">
      <style:text-properties fo:color="#c9211e" loext:opacity="100%" officeooo:rsid="000e3698"/>
    </style:style>
    <style:style style:name="T4" style:family="text">
      <style:text-properties fo:color="#ff8000" loext:opacity="100%"/>
    </style:style>
    <style:style style:name="T5" style:family="text">
      <style:text-properties fo:color="#780373" loext:opacity="100%"/>
    </style:style>
    <style:style style:name="T6" style:family="text">
      <style:text-properties fo:color="#069a2e" loext:opacity="100%"/>
    </style:style>
    <style:style style:name="T7" style:family="text">
      <style:text-properties fo:color="#00a933" loext:opacity="100%"/>
    </style:style>
    <style:style style:name="T8" style:family="text">
      <style:text-properties fo:color="#158466" loext:opacity="100%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background-color="#ff0000" loext:char-shading-value="0"/>
    </style:style>
    <style:style style:name="T11" style:family="text">
      <style:text-properties fo:color="#2a6099" loext:opacity="100%" fo:background-color="#ff0000" loext:char-shading-value="0"/>
    </style:style>
    <style:style style:name="T12" style:family="text">
      <style:text-properties fo:color="#2a6099" loext:opacity="100%" fo:background-color="transparent" loext:char-shading-value="0"/>
    </style:style>
    <style:style style:name="T13" style:family="text">
      <style:text-properties fo:color="#ff0000" loext:opacity="100%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по использованию приложения “FRABA_POSITAL_ENCODER”.</text:p>
      <text:p text:style-name="P2"/>
      <text:p text:style-name="P2">Перед началом запуска приложения необходимо подключить датчик к компьютеру <text:span text:style-name="T1">в отсутствии напряжения </text:span>и выяснить номер can-интерфейса через который будет происходить взаимодействие с ним. Для этого:</text:p>
      <text:p text:style-name="P2">1)Установить команду ip<text:span text:style-name="T2">(</text:span><text:span text:style-name="T3">нужна для работы программы</text:span><text:span text:style-name="T2">)</text:span>, выполнив в терминале: </text:p>
      <text:p text:style-name="P2">sudo su</text:p>
      <text:p text:style-name="P2">apt update </text:p>
      <text:p text:style-name="P2">apt install ip</text:p>
      <text:p text:style-name="P2">2) Узнать имя сетевого интерфейса IF:</text:p>
      <text:p text:style-name="P2">ip link show</text:p>
      <text:p text:style-name="P2">В выводе команды определить необходимый интерфейс , обычно это IF=“can0”.</text:p>
      <text:p text:style-name="P2">3) В файле mainwindow.h программы установить private-переменную if_name в значение IF;</text:p>
      <text:p text:style-name="P3">4) <text:span text:style-name="T13">Если я не успел это сделать</text:span>: Необходимо проверить какие сообщения шлет датчик на самом деле, используя output программы, отлавливающей соответсвующие исключения, попутно устранив следующие несостыковки в протоколе C.Ю. Шутова: “Инструкцияпопрограммированию FRABA POSITAL CANWISE”: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2:39:28.879164709</meta:creation-date>
    <dc:date>2023-10-23T12:53:19.644105779</dc:date>
    <meta:editing-duration>PT2H22M43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1" meta:word-count="110" meta:character-count="856" meta:non-whitespace-character-count="755"/>
  </office:meta>
</office:document-meta>
</file>